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00256E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7cm" svg:height="10.2cm" svg:x="1.8cm" svg:y="9.5cm">
          <text:p/>
        </draw:rect>
        <draw:frame draw:style-name="gr2" draw:text-style-name="P1" draw:layer="layout" svg:width="18.999cm" svg:height="18.999cm" svg:x="0cm" svg:y="4.8cm">
          <draw:image xlink:href="Pictures/10000200000004380000043800256E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55:28.10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